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20341C31FCB1B13790D.png" manifest:media-type="image/png"/>
  <manifest:file-entry manifest:full-path="Pictures/1000000100000211000000D0D6A02D94BD05D3CF.png" manifest:media-type="image/png"/>
  <manifest:file-entry manifest:full-path="Pictures/10000001000002FB000001D93B15EDEF79474637.png" manifest:media-type="image/png"/>
  <manifest:file-entry manifest:full-path="Pictures/10000001000003040000025AA9F64547AEE363D6.png" manifest:media-type="image/png"/>
  <manifest:file-entry manifest:full-path="Pictures/100000010000030400000162F7FDC5EBF85EDB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38b83" officeooo:paragraph-rsid="00138b83" style:font-size-asian="15.75pt" style:font-size-complex="18pt"/>
    </style:style>
    <style:style style:name="P2" style:family="paragraph" style:parent-style-name="Standard">
      <style:text-properties fo:font-size="18pt" officeooo:rsid="00138b83" officeooo:paragraph-rsid="00138b83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officeooo:rsid="0015636c"/>
    </style:style>
    <style:style style:name="T2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protect="content size 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size 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5" draw:name="Text Frame 1" draw:style-name="gr1" draw:text-style-name="P4" svg:width="12.027cm" svg:height="1.156cm" svg:x="2.425cm" svg:y="-1.568cm"><draw:text-box><text:p text:style-name="P3"><text:span text:style-name="T2">Assign 3 : Linux Commands</text:span></text:p></draw:text-box></draw:frame>1 – 5 )</text:p>
      <text:p text:style-name="P1"><draw:frame draw:style-name="fr1" draw:name="Image1" text:anchor-type="char" svg:width="17cm" svg:height="7.795cm" draw:z-index="0"><draw:image xlink:href="Pictures/100000010000030400000162F7FDC5EBF85EDBA8.png" xlink:type="simple" xlink:show="embed" xlink:actuate="onLoad" draw:mime-type="image/png"/></draw:frame></text:p>
      <text:p text:style-name="Standard"/>
      <text:p text:style-name="Standard"/>
      <text:p text:style-name="P1">6 - 10)</text:p>
      <text:p text:style-name="Standard"><draw:frame draw:style-name="fr3" draw:name="Image2" text:anchor-type="char" svg:width="17cm" svg:height="13.256cm" draw:z-index="1"><draw:image xlink:href="Pictures/10000001000003040000025AA9F64547AEE363D6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P1">11 - 15 )</text:p>
      <text:p text:style-name="Standard"><draw:frame draw:style-name="fr2" draw:name="Image3" text:anchor-type="char" svg:x="0.083cm" svg:y="0.145cm" svg:width="15.912cm" svg:height="6.115cm" draw:z-index="2"><draw:image xlink:href="Pictures/1000000100000211000000D0D6A02D94BD05D3CF.png" xlink:type="simple" xlink:show="embed" xlink:actuate="onLoad" draw:mime-type="image/png"/></draw:frame></text:p>
      <text:p text:style-name="Standard"/>
      <text:p text:style-name="Standard"/>
      <text:p text:style-name="P2">16 – 20 )</text:p>
      <text:p text:style-name="Standard"/>
      <text:p text:style-name="Standard"><draw:frame draw:style-name="fr1" draw:name="Image4" text:anchor-type="char" svg:width="17cm" svg:height="10.537cm" draw:z-index="3"><draw:image xlink:href="Pictures/10000001000002FB000001D93B15EDEF794746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21 - 2<text:span text:style-name="T1">9</text:span> )</text:p>
      <text:p text:style-name="P1"><draw:frame draw:style-name="fr1" draw:name="Image5" text:anchor-type="char" svg:width="17cm" svg:height="13.712cm" draw:z-index="4"><draw:image xlink:href="Pictures/10000001000003540000020341C31FCB1B13790D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2:05:19.769093597</meta:creation-date>
    <dc:date>2023-12-09T22:21:55.137736471</dc:date>
    <meta:editing-duration>PT6M5S</meta:editing-duration>
    <meta:editing-cycles>1</meta:editing-cycles>
    <meta:document-statistic meta:table-count="0" meta:image-count="5" meta:object-count="0" meta:page-count="3" meta:paragraph-count="5" meta:word-count="17" meta:character-count="41" meta:non-whitespace-character-count="27"/>
    <meta:generator>LibreOffice/7.3.7.2$Linux_X86_64 LibreOffice_project/30$Build-2</meta:generator>
  </office:meta>
</office:document-meta>
</file>